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ceiversHelper.getKnownReceiver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eiversHelpe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eiversHelper.ReceiversHelper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